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jgcdscbvhdbvcdcvvhvdddhvghdvd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53:26.471273294</meta:creation-date>
    <dc:date>2024-08-09T08:53:48.476937521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31" meta:non-whitespace-character-count="31"/>
    <meta:generator>LibreOffice/7.0.6.2$Linux_X86_64 LibreOffice_project/144abb84a525d8e30c9dbbefa69cbbf2d8d4ae3b</meta:generator>
  </office:meta>
</office:document-meta>
</file>